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8-0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1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1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2-0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4-01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2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3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5-1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88064" calcext:value-type="float">
            <text:p>11.32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0061538462" calcext:value-type="float">
            <text:p>11.3620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46362857143" calcext:value-type="float">
            <text:p>11.4046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3488571429" calcext:value-type="float">
            <text:p>11.44534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96846896552" calcext:value-type="float">
            <text:p>11.42968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4862857143" calcext:value-type="float">
            <text:p>11.3474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87117241379" calcext:value-type="float">
            <text:p>11.2387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61105714286" calcext:value-type="float">
            <text:p>11.22611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6753103448" calcext:value-type="float">
            <text:p>11.26267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7777777778" calcext:value-type="float">
            <text:p>11.2747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13837241379" calcext:value-type="float">
            <text:p>11.28138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82361290323" calcext:value-type="float">
            <text:p>11.328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37568" calcext:value-type="float">
            <text:p>11.36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95936" calcext:value-type="float">
            <text:p>11.42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90949333333" calcext:value-type="float">
            <text:p>11.419094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30247741936" calcext:value-type="float">
            <text:p>11.4930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4972903226" calcext:value-type="float">
            <text:p>11.500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69544" calcext:value-type="float">
            <text:p>11.49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1571612903" calcext:value-type="float">
            <text:p>11.4051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4544" calcext:value-type="float">
            <text:p>11.43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2108387097" calcext:value-type="float">
            <text:p>11.4782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48491428571" calcext:value-type="float">
            <text:p>11.4748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38923870968" calcext:value-type="float">
            <text:p>11.4538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35455483871" calcext:value-type="float">
            <text:p>11.333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80554482759" calcext:value-type="float">
            <text:p>11.27805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67961290323" calcext:value-type="float">
            <text:p>11.236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17842666667" calcext:value-type="float">
            <text:p>11.261784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63796129032" calcext:value-type="float">
            <text:p>11.2963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6784516129" calcext:value-type="float">
            <text:p>11.26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36842666667" calcext:value-type="float">
            <text:p>11.223684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58534193548" calcext:value-type="float">
            <text:p>11.2158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1552" calcext:value-type="float">
            <text:p>11.17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1249032258" calcext:value-type="float">
            <text:p>11.1921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2431428571" calcext:value-type="float">
            <text:p>11.1982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6041290323" calcext:value-type="float">
            <text:p>11.224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74576" calcext:value-type="float">
            <text:p>11.35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128" calcext:value-type="float">
            <text:p>11.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77847741936" calcext:value-type="float">
            <text:p>11.4777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04250666667" calcext:value-type="float">
            <text:p>11.4104250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3233548387" calcext:value-type="float">
            <text:p>11.3993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87101935484" calcext:value-type="float">
            <text:p>11.4587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26848" calcext:value-type="float">
            <text:p>11.4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06420645161" calcext:value-type="float">
            <text:p>11.3806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85192" calcext:value-type="float">
            <text:p>11.41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4425806452" calcext:value-type="float">
            <text:p>11.472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41317142857" calcext:value-type="float">
            <text:p>11.50413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23132903226" calcext:value-type="float">
            <text:p>11.552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07107096774" calcext:value-type="float">
            <text:p>11.880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03368" calcext:value-type="float">
            <text:p>11.94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3646451613" calcext:value-type="float">
            <text:p>12.012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2496" calcext:value-type="float">
            <text:p>12.10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69277419355" calcext:value-type="float">
            <text:p>12.166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7316129032" calcext:value-type="float">
            <text:p>12.207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4882666667" calcext:value-type="float">
            <text:p>12.195488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3831483871" calcext:value-type="float">
            <text:p>12.2038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47490666667" calcext:value-type="float">
            <text:p>12.2247490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8584" calcext:value-type="float">
            <text:p>12.25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3740137931" calcext:value-type="float">
            <text:p>12.29374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35517419355" calcext:value-type="float">
            <text:p>12.3335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0856" calcext:value-type="float">
            <text:p>12.6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8941333333" calcext:value-type="float">
            <text:p>12.758894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55984516129" calcext:value-type="float">
            <text:p>12.8055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0613333333" calcext:value-type="float">
            <text:p>12.8520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6024" calcext:value-type="float">
            <text:p>12.8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5796129032" calcext:value-type="float">
            <text:p>12.8965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68973333333" calcext:value-type="float">
            <text:p>12.9368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80523870968" calcext:value-type="float">
            <text:p>12.9880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3498666667" calcext:value-type="float">
            <text:p>13.069349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56036129032" calcext:value-type="float">
            <text:p>13.2156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0942857143" calcext:value-type="float">
            <text:p>13.1640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62012903226" calcext:value-type="float">
            <text:p>13.196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4652903226" calcext:value-type="float">
            <text:p>13.5304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47514482759" calcext:value-type="float">
            <text:p>13.54475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45504516129" calcext:value-type="float">
            <text:p>13.5645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99903448276" calcext:value-type="float">
            <text:p>13.6299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37174193548" calcext:value-type="float">
            <text:p>13.683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9940645161" calcext:value-type="float">
            <text:p>13.688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54592" calcext:value-type="float">
            <text:p>13.60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3230967742" calcext:value-type="float">
            <text:p>13.7283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76864" calcext:value-type="float">
            <text:p>13.79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1050322581" calcext:value-type="float">
            <text:p>13.868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85237142857" calcext:value-type="float">
            <text:p>13.8785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49741935484" calcext:value-type="float">
            <text:p>13.824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6170322581" calcext:value-type="float">
            <text:p>13.7736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06141333333" calcext:value-type="float">
            <text:p>13.820614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02077333333" calcext:value-type="float">
            <text:p>13.820207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92152" calcext:value-type="float">
            <text:p>13.93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51458064516" calcext:value-type="float">
            <text:p>13.805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6125333333" calcext:value-type="float">
            <text:p>13.7316125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4423225807" calcext:value-type="float">
            <text:p>13.8014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11525333333" calcext:value-type="float">
            <text:p>13.8611525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8843870968" calcext:value-type="float">
            <text:p>13.9298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5985714286" calcext:value-type="float">
            <text:p>13.9875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6652903226" calcext:value-type="float">
            <text:p>13.9876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47939310345" calcext:value-type="float">
            <text:p>14.02479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7592" calcext:value-type="float">
            <text:p>14.0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2414285714" calcext:value-type="float">
            <text:p>14.0692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64832592593" calcext:value-type="float">
            <text:p>14.1864832592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1948" calcext:value-type="float">
            <text:p>14.0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20022857143" calcext:value-type="float">
            <text:p>13.9520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78731851852" calcext:value-type="float">
            <text:p>13.867873185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92746666667" calcext:value-type="float">
            <text:p>13.8392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75111428571" calcext:value-type="float">
            <text:p>13.97751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18288" calcext:value-type="float">
            <text:p>13.97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96613333333" calcext:value-type="float">
            <text:p>13.9696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9893333333" calcext:value-type="float">
            <text:p>14.3079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004" calcext:value-type="float">
            <text:p>14.2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9108" calcext:value-type="float">
            <text:p>14.19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53952" calcext:value-type="float">
            <text:p>14.212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793696" calcext:value-type="float">
            <text:p>14.247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536666667" calcext:value-type="float">
            <text:p>14.255453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939744" calcext:value-type="float">
            <text:p>14.259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3497" calcext:value-type="float">
            <text:p>14.263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60928" calcext:value-type="float">
            <text:p>14.30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1244" calcext:value-type="float">
            <text:p>14.2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6004" calcext:value-type="float">
            <text:p>14.2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3468" calcext:value-type="float">
            <text:p>14.7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7748" calcext:value-type="float">
            <text:p>14.74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8268" calcext:value-type="float">
            <text:p>15.09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9188" calcext:value-type="float">
            <text:p>14.83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156" calcext:value-type="float">
            <text:p>15.0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7428" calcext:value-type="float">
            <text:p>15.99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1604" calcext:value-type="float">
            <text:p>15.88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52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24" meta:object-count="0"/>
    <meta:user-defined meta:name="AppVersion">3.0</meta:user-defined>
  </office:meta>
</office:document-meta>
</file>